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dddddd" draw:marker-start-width="0.5cm" draw:marker-end-width="0.5cm" draw:fill-color="#ffffff" draw:textarea-horizontal-align="justify" draw:textarea-vertical-align="top" draw:auto-grow-height="false" fo:min-height="9.074cm" fo:min-width="9.2cm" fo:padding-top="0.175cm" fo:padding-bottom="0.175cm" fo:padding-left="0.3cm" fo:padding-right="0.3cm"/>
    </style:style>
    <style:style style:name="gr2" style:family="graphic" style:parent-style-name="standard">
      <style:graphic-properties svg:stroke-color="#cccccc" draw:fill-color="#eeeeee" draw:textarea-horizontal-align="justify" draw:textarea-vertical-align="middle" draw:auto-grow-height="false" fo:min-height="0.148cm" fo:min-width="7.4cm"/>
    </style:style>
    <style:style style:name="gr3" style:family="graphic" style:parent-style-name="standard">
      <style:graphic-properties svg:stroke-color="#cccccc" draw:fill-color="#ffcc00" draw:textarea-horizontal-align="justify" draw:textarea-vertical-align="middle" draw:auto-grow-height="false" fo:min-height="0.149cm" fo:min-width="7.4cm"/>
    </style:style>
    <style:style style:name="gr4" style:family="graphic" style:parent-style-name="standard">
      <style:graphic-properties svg:stroke-color="#cccccc" draw:fill-color="#ffcc00" draw:textarea-horizontal-align="justify" draw:textarea-vertical-align="middle" draw:auto-grow-height="false" fo:min-height="0.147cm" fo:min-width="7.4cm"/>
    </style:style>
    <style:style style:name="gr5" style:family="graphic" style:parent-style-name="standard">
      <style:graphic-properties svg:stroke-color="#cccccc" draw:fill-color="#ffcc00" draw:textarea-horizontal-align="justify" draw:textarea-vertical-align="middle" draw:auto-grow-height="false" fo:min-height="0.15cm" fo:min-width="7.4cm"/>
    </style:style>
    <style:style style:name="gr6" style:family="graphic" style:parent-style-name="standard">
      <style:graphic-properties svg:stroke-color="#cccccc" draw:fill-color="#eeeeee" draw:textarea-horizontal-align="justify" draw:textarea-vertical-align="middle" draw:auto-grow-height="false" fo:min-height="0.149cm" fo:min-width="7.4cm"/>
    </style:style>
    <style:style style:name="gr7" style:family="graphic" style:parent-style-name="standard">
      <style:graphic-properties svg:stroke-color="#cccccc" draw:fill-color="#ffcc00" draw:textarea-horizontal-align="justify" draw:textarea-vertical-align="middle" draw:auto-grow-height="false" fo:min-height="0.148cm" fo:min-width="7.4cm"/>
    </style:style>
    <style:style style:name="gr8" style:family="graphic" style:parent-style-name="standard">
      <style:graphic-properties svg:stroke-width="0.1cm" svg:stroke-color="#dddddd" draw:marker-start-width="0.5cm" draw:marker-end-width="0.5cm" draw:fill-color="#ffffff" draw:textarea-horizontal-align="justify" draw:textarea-vertical-align="top" draw:auto-grow-height="false" fo:min-height="5.574cm" fo:min-width="9.199cm" fo:padding-top="0.175cm" fo:padding-bottom="0.175cm" fo:padding-left="0.3cm" fo:padding-right="0.3cm"/>
    </style:style>
    <style:style style:name="gr9" style:family="graphic" style:parent-style-name="standard">
      <style:graphic-properties svg:stroke-color="#cccccc" draw:fill-color="#ffcc00" draw:textarea-horizontal-align="justify" draw:textarea-vertical-align="middle" draw:auto-grow-height="false" fo:min-height="0.147cm" fo:min-width="7.321cm"/>
    </style:style>
    <style:style style:name="gr10" style:family="graphic" style:parent-style-name="standard">
      <style:graphic-properties svg:stroke-color="#cccccc" draw:fill-color="#eeeeee" draw:textarea-horizontal-align="justify" draw:textarea-vertical-align="middle" draw:auto-grow-height="false" fo:min-height="0.147cm" fo:min-width="7.321cm"/>
    </style:style>
    <style:style style:name="gr11" style:family="graphic" style:parent-style-name="standard">
      <style:graphic-properties svg:stroke-color="#cccccc" draw:fill-color="#ffcc00" draw:textarea-horizontal-align="justify" draw:textarea-vertical-align="middle" draw:auto-grow-height="false" fo:min-height="0.149cm" fo:min-width="7.321cm"/>
    </style:style>
    <style:style style:name="gr12" style:family="graphic" style:parent-style-name="standard">
      <style:graphic-properties svg:stroke-color="#cccccc" draw:fill-color="#eeeeee" draw:textarea-horizontal-align="justify" draw:textarea-vertical-align="middle" draw:auto-grow-height="false" fo:min-height="0.149cm" fo:min-width="7.321cm"/>
    </style:style>
    <style:style style:name="gr13" style:family="graphic" style:parent-style-name="standard">
      <style:graphic-properties svg:stroke-color="#cccccc" draw:fill-color="#eeeeee" draw:textarea-horizontal-align="justify" draw:textarea-vertical-align="middle" draw:auto-grow-height="false" fo:min-height="0.148cm" fo:min-width="7.321cm"/>
    </style:style>
    <style:style style:name="gr14" style:family="graphic" style:parent-style-name="standard">
      <style:graphic-properties svg:stroke-color="#cccccc" draw:fill-color="#ffcc00" draw:textarea-horizontal-align="justify" draw:textarea-vertical-align="middle" draw:auto-grow-height="false" fo:min-height="0.148cm" fo:min-width="7.321cm"/>
    </style:style>
    <style:style style:name="gr15" style:family="graphic" style:parent-style-name="standard">
      <style:graphic-properties draw:stroke="none" svg:stroke-color="#000000" draw:fill="none" draw:fill-color="#ffffff" fo:min-height="0.35cm"/>
    </style:style>
    <style:style style:name="gr16" style:family="graphic" style:parent-style-name="standard">
      <style:graphic-properties draw:stroke="none" svg:stroke-color="#000000" draw:fill="none" draw:fill-color="#ffffff" fo:min-height="0.326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objectwithoutfill">
      <style:graphic-properties draw:marker-end="Half_20_Circle_20_unfilled" draw:marker-end-width="0.3cm" draw:fill="none" draw:textarea-vertical-align="middle"/>
    </style:style>
    <style:style style:name="gr19" style:family="graphic" style:parent-style-name="standard">
      <style:graphic-properties svg:stroke-color="#000000" draw:fill-color="#eeeeee" draw:textarea-horizontal-align="justify" draw:textarea-vertical-align="middle" draw:auto-grow-height="false" fo:min-height="1.05cm" fo:min-width="1.9cm"/>
    </style:style>
    <style:style style:name="gr20" style:family="graphic" style:parent-style-name="standard">
      <style:graphic-properties svg:stroke-color="#000000" draw:fill-color="#eeeeee" draw:textarea-horizontal-align="justify" draw:textarea-vertical-align="middle" draw:auto-grow-height="false" fo:min-height="0.55cm" fo:min-width="1.9cm"/>
    </style:style>
    <style:style style:name="gr21" style:family="graphic" style:parent-style-name="standard">
      <style:graphic-properties svg:stroke-color="#000000" draw:fill-color="#eeeeee" draw:textarea-horizontal-align="justify" draw:textarea-vertical-align="middle" draw:auto-grow-height="false" fo:min-height="1.05cm" fo:min-width="6.3cm"/>
    </style:style>
    <style:style style:name="gr22" style:family="graphic" style:parent-style-name="standard">
      <style:graphic-properties svg:stroke-color="#000000" draw:fill-color="#eeeeee" draw:textarea-horizontal-align="justify" draw:textarea-vertical-align="middle" draw:auto-grow-height="false" fo:min-height="1.05cm" fo:min-width="3.1cm"/>
    </style:style>
    <style:style style:name="gr23" style:family="graphic" style:parent-style-name="standard">
      <style:graphic-properties svg:stroke-color="#000000" draw:fill-color="#eeeeee" draw:textarea-horizontal-align="justify" draw:textarea-vertical-align="middle" draw:auto-grow-height="false" fo:min-height="1.05cm" fo:min-width="2.9cm"/>
    </style:style>
    <style:style style:name="gr24" style:family="graphic" style:parent-style-name="standard">
      <style:graphic-properties svg:stroke-color="#000000" draw:fill-color="#eeeeee" draw:textarea-horizontal-align="justify" draw:textarea-vertical-align="middle" draw:auto-grow-height="false" fo:min-height="1.05cm" fo:min-width="2.951cm"/>
    </style:style>
    <style:style style:name="gr25" style:family="graphic">
      <style:graphic-properties style:protect="size"/>
    </style:style>
    <style:style style:name="pr1" style:family="presentation" style:parent-style-name="Standaard-notes">
      <style:graphic-properties draw:fill-color="#ffffff" fo:min-height="13.364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color="#eeeeee"/>
      <style:paragraph-properties fo:text-align="center"/>
    </style:style>
    <style:style style:name="P4" style:family="paragraph">
      <loext:graphic-properties draw:fill-color="#ffcc00"/>
      <style:paragraph-properties fo:text-align="center"/>
    </style:style>
    <style:style style:name="P5" style:family="paragraph">
      <loext:graphic-properties draw:fill-color="#eeeeee"/>
      <style:paragraph-properties fo:text-align="center"/>
      <style:text-properties fo:font-weight="bold" style:font-weight-asian="bold" style:font-weight-complex="bold"/>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color="#ffffff"/>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0">
        <draw:custom-shape draw:style-name="gr1" draw:text-style-name="P2" draw:layer="layout" svg:width="9.8cm" svg:height="9.424cm" svg:x="5.552cm" svg:y="16.876cm">
          <text:p text:style-name="P1"><text:span text:style-name="T1">UVA2</text:span></text:p>
          <text:p text:style-name="P1"/>
          <draw:enhanced-geometry svg:viewBox="0 0 21600 21600" draw:mirror-horizontal="false" draw:mirror-vertical="false" draw:type="rectangle" draw:enhanced-path="M 0 0 L 21600 0 21600 21600 0 21600 0 0 Z N"/>
        </draw:custom-shape>
        <draw:custom-shape draw:style-name="gr2" draw:text-style-name="P3" draw:layer="layout" svg:width="7.9cm" svg:height="0.398cm" svg:x="6.552cm" svg:y="18.008cm">
          <text:p text:style-name="P1">...</text:p>
          <draw:enhanced-geometry svg:viewBox="0 0 21600 21600" draw:type="rectangle" draw:enhanced-path="M 0 0 L 21600 0 21600 21600 0 21600 0 0 Z N"/>
        </draw:custom-shape>
        <draw:custom-shape draw:style-name="gr3" draw:text-style-name="P4" xml:id="id26" draw:id="id26" draw:layer="layout" svg:width="7.9cm" svg:height="0.399cm" svg:x="6.552cm" svg:y="18.406cm">
          <text:p text:style-name="P1">Tijdstip bericht</text:p>
          <draw:enhanced-geometry svg:viewBox="0 0 21600 21600" draw:type="rectangle" draw:enhanced-path="M 0 0 L 21600 0 21600 21600 0 21600 0 0 Z N"/>
        </draw:custom-shape>
        <draw:custom-shape draw:style-name="gr4" draw:text-style-name="P4" xml:id="id10" draw:id="id10" draw:layer="layout" svg:width="7.9cm" svg:height="0.397cm" svg:x="6.552cm" svg:y="19.589cm">
          <text:p text:style-name="P1">O_a_nummer</text:p>
          <draw:enhanced-geometry svg:viewBox="0 0 21600 21600" draw:type="rectangle" draw:enhanced-path="M 0 0 L 21600 0 21600 21600 0 21600 0 0 Z N"/>
        </draw:custom-shape>
        <draw:custom-shape draw:style-name="gr5" draw:text-style-name="P4" xml:id="id8" draw:id="id8" draw:layer="layout" svg:width="7.9cm" svg:height="0.4cm" svg:x="6.552cm" svg:y="19.986cm">
          <text:p text:style-name="P1">O_bsn</text:p>
          <draw:enhanced-geometry svg:viewBox="0 0 21600 21600" draw:type="rectangle" draw:enhanced-path="M 0 0 L 21600 0 21600 21600 0 21600 0 0 Z N"/>
        </draw:custom-shape>
        <draw:custom-shape draw:style-name="gr6" draw:text-style-name="P3" draw:layer="layout" svg:width="7.9cm" svg:height="0.399cm" svg:x="6.552cm" svg:y="22.784cm">
          <text:p text:style-name="P1">…</text:p>
          <draw:enhanced-geometry svg:viewBox="0 0 21600 21600" draw:type="rectangle" draw:enhanced-path="M 0 0 L 21600 0 21600 21600 0 21600 0 0 Z N"/>
        </draw:custom-shape>
        <draw:custom-shape draw:style-name="gr7" draw:text-style-name="P4" xml:id="id11" draw:id="id11" draw:layer="layout" svg:width="7.9cm" svg:height="0.398cm" svg:x="6.552cm" svg:y="23.179cm">
          <text:p text:style-name="P1">N_a_nummer</text:p>
          <draw:enhanced-geometry svg:viewBox="0 0 21600 21600" draw:type="rectangle" draw:enhanced-path="M 0 0 L 21600 0 21600 21600 0 21600 0 0 Z N"/>
        </draw:custom-shape>
        <draw:custom-shape draw:style-name="gr5" draw:text-style-name="P4" xml:id="id12" draw:id="id12" draw:layer="layout" svg:width="7.9cm" svg:height="0.4cm" svg:x="6.552cm" svg:y="23.577cm">
          <text:p text:style-name="P1">N_bsn</text:p>
          <draw:enhanced-geometry svg:viewBox="0 0 21600 21600" draw:type="rectangle" draw:enhanced-path="M 0 0 L 21600 0 21600 21600 0 21600 0 0 Z N"/>
        </draw:custom-shape>
        <draw:custom-shape draw:style-name="gr2" draw:text-style-name="P5" draw:layer="layout" svg:width="7.9cm" svg:height="0.398cm" svg:x="6.552cm" svg:y="17.608cm">
          <text:p text:style-name="P1"><text:span text:style-name="T2">StUF CSV</text:span></text:p>
          <draw:enhanced-geometry svg:viewBox="0 0 21600 21600" draw:type="rectangle" draw:enhanced-path="M 0 0 L 21600 0 21600 21600 0 21600 0 0 Z N"/>
        </draw:custom-shape>
        <draw:custom-shape draw:style-name="gr8" draw:text-style-name="P2" draw:layer="layout" svg:width="9.799cm" svg:height="5.924cm" svg:x="5.562cm" svg:y="1.476cm">
          <text:p text:style-name="P1"><text:span text:style-name="T1">OIS</text:span></text:p>
          <draw:enhanced-geometry svg:viewBox="0 0 21600 21600" draw:mirror-horizontal="false" draw:mirror-vertical="false" draw:type="rectangle" draw:enhanced-path="M 0 0 L 21600 0 21600 21600 0 21600 0 0 Z N"/>
        </draw:custom-shape>
        <draw:custom-shape draw:style-name="gr9" draw:text-style-name="P4" xml:id="id5" draw:id="id5" draw:layer="layout" svg:width="7.821cm" svg:height="0.397cm" svg:x="6.344cm" svg:y="2.876cm">
          <text:p text:style-name="P1">id</text:p>
          <draw:enhanced-geometry svg:viewBox="0 0 21600 21600" draw:mirror-horizontal="false" draw:mirror-vertical="false" draw:type="rectangle" draw:enhanced-path="M 0 0 L 21600 0 21600 21600 0 21600 0 0 Z N"/>
        </draw:custom-shape>
        <draw:custom-shape draw:style-name="gr10" draw:text-style-name="P5" draw:layer="layout" svg:width="7.821cm" svg:height="0.397cm" svg:x="6.344cm" svg:y="2.476cm">
          <text:p text:style-name="P1"><text:span text:style-name="T2">persoon</text:span></text:p>
          <draw:enhanced-geometry svg:viewBox="0 0 21600 21600" draw:mirror-horizontal="false" draw:mirror-vertical="false" draw:type="rectangle" draw:enhanced-path="M 0 0 L 21600 0 21600 21600 0 21600 0 0 Z N"/>
        </draw:custom-shape>
        <draw:custom-shape draw:style-name="gr10" draw:text-style-name="P3" draw:layer="layout" svg:width="7.821cm" svg:height="0.397cm" svg:x="6.345cm" svg:y="3.876cm">
          <text:p text:style-name="P1">id</text:p>
          <draw:enhanced-geometry svg:viewBox="0 0 21600 21600" draw:mirror-horizontal="false" draw:mirror-vertical="false" draw:type="rectangle" draw:enhanced-path="M 0 0 L 21600 0 21600 21600 0 21600 0 0 Z N"/>
        </draw:custom-shape>
        <draw:custom-shape draw:style-name="gr11" draw:text-style-name="P4" xml:id="id4" draw:id="id4" draw:layer="layout" svg:width="7.821cm" svg:height="0.399cm" svg:x="6.345cm" svg:y="4.273cm">
          <text:p text:style-name="P1">persoon_id</text:p>
          <draw:enhanced-geometry svg:viewBox="0 0 21600 21600" draw:mirror-horizontal="false" draw:mirror-vertical="false" draw:type="rectangle" draw:enhanced-path="M 0 0 L 21600 0 21600 21600 0 21600 0 0 Z N"/>
        </draw:custom-shape>
        <draw:custom-shape draw:style-name="gr10" draw:text-style-name="P3" draw:layer="layout" svg:width="7.821cm" svg:height="0.397cm" svg:x="6.345cm" svg:y="5.449cm">
          <text:p text:style-name="P1">geldig_op</text:p>
          <draw:enhanced-geometry svg:viewBox="0 0 21600 21600" draw:mirror-horizontal="false" draw:mirror-vertical="false" draw:type="rectangle" draw:enhanced-path="M 0 0 L 21600 0 21600 21600 0 21600 0 0 Z N"/>
        </draw:custom-shape>
        <draw:custom-shape draw:style-name="gr12" draw:text-style-name="P3" draw:layer="layout" svg:width="7.821cm" svg:height="0.399cm" svg:x="6.345cm" svg:y="5.846cm">
          <text:p text:style-name="P1">geregistreerd_op</text:p>
          <draw:enhanced-geometry svg:viewBox="0 0 21600 21600" draw:mirror-horizontal="false" draw:mirror-vertical="false" draw:type="rectangle" draw:enhanced-path="M 0 0 L 21600 0 21600 21600 0 21600 0 0 Z N"/>
        </draw:custom-shape>
        <draw:custom-shape draw:style-name="gr13" draw:text-style-name="P3" draw:layer="layout" svg:width="7.821cm" svg:height="0.398cm" svg:x="6.345cm" svg:y="6.245cm">
          <text:p text:style-name="P1">opgeslagen_op</text:p>
          <draw:enhanced-geometry svg:viewBox="0 0 21600 21600" draw:mirror-horizontal="false" draw:mirror-vertical="false" draw:type="rectangle" draw:enhanced-path="M 0 0 L 21600 0 21600 21600 0 21600 0 0 Z N"/>
        </draw:custom-shape>
        <draw:custom-shape draw:style-name="gr14" draw:text-style-name="P4" xml:id="id27" draw:id="id27" draw:layer="layout" svg:width="7.821cm" svg:height="0.398cm" svg:x="6.345cm" svg:y="6.643cm">
          <text:p text:style-name="P1">kennisgegegeven_op</text:p>
          <draw:enhanced-geometry svg:viewBox="0 0 21600 21600" draw:mirror-horizontal="false" draw:mirror-vertical="false" draw:type="rectangle" draw:enhanced-path="M 0 0 L 21600 0 21600 21600 0 21600 0 0 Z N"/>
        </draw:custom-shape>
        <draw:custom-shape draw:style-name="gr10" draw:text-style-name="P5" draw:layer="layout" svg:width="7.821cm" svg:height="0.397cm" svg:x="6.345cm" svg:y="3.476cm">
          <text:p text:style-name="P1"><text:span text:style-name="T2">vestiging</text:span></text:p>
          <draw:enhanced-geometry svg:viewBox="0 0 21600 21600" draw:mirror-horizontal="false" draw:mirror-vertical="false" draw:type="rectangle" draw:enhanced-path="M 0 0 L 21600 0 21600 21600 0 21600 0 0 Z N"/>
        </draw:custom-shape>
        <draw:frame draw:style-name="gr15" draw:text-style-name="P6" draw:layer="layout" svg:width="1.1cm" svg:height="0.6cm" svg:x="11.6cm" svg:y="14.6cm">
          <draw:text-box>
            <text:p>Ja</text:p>
          </draw:text-box>
        </draw:frame>
        <draw:frame draw:style-name="gr16" draw:text-style-name="P6" draw:layer="layout" svg:width="1.1cm" svg:height="0.576cm" svg:x="8.352cm" svg:y="14.6cm">
          <draw:text-box>
            <text:p>Nee</text:p>
          </draw:text-box>
        </draw:frame>
        <draw:connector draw:style-name="gr17" draw:text-style-name="P7" draw:layer="layout" svg:x1="11.648cm" svg:y1="15.05cm" svg:x2="13.7cm" svg:y2="13.6cm" draw:start-shape="id1" draw:start-glue-point="1" draw:end-shape="id2" draw:end-glue-point="2" svg:d="M11648 15050h2052v-1450" svg:viewBox="0 0 2053 1451">
          <text:p/>
        </draw:connector>
        <draw:connector draw:style-name="gr17" draw:text-style-name="P7" draw:layer="layout" svg:x1="9.248cm" svg:y1="15.05cm" svg:x2="6.6cm" svg:y2="14.3cm" draw:start-shape="id1" draw:start-glue-point="3" draw:end-shape="id3" draw:end-glue-point="2" svg:d="M9248 15050h-2648v-750" svg:viewBox="0 0 2649 751">
          <text:p/>
        </draw:connector>
        <draw:connector draw:style-name="gr18" draw:text-style-name="P7" draw:layer="layout" svg:x1="6.345cm" svg:y1="4.472cm" svg:x2="6.344cm" svg:y2="3.074cm" draw:start-shape="id4" draw:start-glue-point="3" draw:end-shape="id5" draw:end-glue-point="3" svg:d="M6345 4472h-503v-1398h502" svg:viewBox="0 0 504 1399">
          <text:p/>
        </draw:connector>
        <draw:custom-shape draw:style-name="gr5" draw:text-style-name="P4" xml:id="id22" draw:id="id22" draw:layer="layout" svg:width="7.9cm" svg:height="0.4cm" svg:x="6.552cm" svg:y="20.786cm">
          <text:p text:style-name="P1">O_datumBeginRelatie</text:p>
          <draw:enhanced-geometry svg:viewBox="0 0 21600 21600" draw:type="rectangle" draw:enhanced-path="M 0 0 L 21600 0 21600 21600 0 21600 0 0 Z N"/>
        </draw:custom-shape>
        <draw:custom-shape draw:style-name="gr4" draw:text-style-name="P4" draw:layer="layout" svg:width="7.9cm" svg:height="0.397cm" svg:x="6.552cm" svg:y="18.805cm">
          <text:p text:style-name="P1">mutatiesoort</text:p>
          <draw:enhanced-geometry svg:viewBox="0 0 21600 21600" draw:type="rectangle" draw:enhanced-path="M 0 0 L 21600 0 21600 21600 0 21600 0 0 Z N"/>
        </draw:custom-shape>
        <draw:custom-shape draw:style-name="gr6" draw:text-style-name="P3" draw:layer="layout" svg:width="7.9cm" svg:height="0.399cm" svg:x="6.552cm" svg:y="19.2cm">
          <text:p text:style-name="P1">…</text:p>
          <draw:enhanced-geometry svg:viewBox="0 0 21600 21600" draw:type="rectangle" draw:enhanced-path="M 0 0 L 21600 0 21600 21600 0 21600 0 0 Z N"/>
        </draw:custom-shape>
        <draw:frame draw:style-name="gr15" draw:text-style-name="P6" draw:layer="layout" svg:width="1.1cm" svg:height="0.6cm" svg:x="6.5cm" svg:y="13cm">
          <draw:text-box>
            <text:p>Ja</text:p>
          </draw:text-box>
        </draw:frame>
        <draw:connector draw:style-name="gr17" draw:text-style-name="P7" draw:layer="layout" svg:x1="6.6cm" svg:y1="13.5cm" svg:x2="6.6cm" svg:y2="12.3cm" draw:start-shape="id3" draw:start-glue-point="0" draw:end-shape="id6" draw:end-glue-point="2" svg:d="M6600 13500v-1200" svg:viewBox="0 0 1 1201">
          <text:p/>
        </draw:connector>
        <draw:connector draw:style-name="gr17" draw:text-style-name="P7" draw:layer="layout" svg:x1="13.7cm" svg:y1="12.8cm" svg:x2="13.7cm" svg:y2="12.048cm" draw:start-shape="id2" draw:start-glue-point="0" draw:end-shape="id7" draw:end-glue-point="2" svg:d="M13700 12800v-752" svg:viewBox="0 0 1 753">
          <text:p/>
        </draw:connector>
        <draw:connector draw:style-name="gr17" draw:text-style-name="P7" draw:layer="layout" svg:x1="10cm" svg:y1="11.65cm" svg:x2="12.5cm" svg:y2="11.648cm" draw:start-shape="id6" draw:start-glue-point="1" draw:end-shape="id7" svg:d="M10000 11650h1250v-2h1250" svg:viewBox="0 0 2501 3">
          <text:p/>
        </draw:connector>
        <draw:custom-shape draw:style-name="gr19" draw:text-style-name="P3" xml:id="id1" draw:id="id1" draw:layer="layout" svg:width="2.4cm" svg:height="1.3cm" svg:x="9.248cm" svg:y="14.4cm">
          <text:p text:style-name="P1">Is mutatiesoort</text:p>
          <text:p text:style-name="P1">een T?</text:p>
          <draw:enhanced-geometry svg:viewBox="0 0 21600 21600" draw:type="rectangle" draw:enhanced-path="M 0 0 L 21600 0 21600 21600 0 21600 0 0 Z N"/>
        </draw:custom-shape>
        <draw:custom-shape draw:style-name="gr20" draw:text-style-name="P3" xml:id="id3" draw:id="id3" draw:layer="layout" svg:width="2.4cm" svg:height="0.8cm" svg:x="5.4cm" svg:y="13.5cm">
          <text:p text:style-name="P1">Is mutatiesoort</text:p>
          <text:p text:style-name="P1">W of C?</text:p>
          <draw:enhanced-geometry svg:viewBox="0 0 21600 21600" draw:type="rectangle" draw:enhanced-path="M 0 0 L 21600 0 21600 21600 0 21600 0 0 Z N"/>
        </draw:custom-shape>
        <draw:custom-shape draw:style-name="gr21" draw:text-style-name="P3" xml:id="id6" draw:id="id6" draw:layer="layout" svg:width="6.8cm" svg:height="1.3cm" svg:x="3.2cm" svg:y="11cm">
          <text:p text:style-name="P1">Zijn oude gegevens anders dan nieuwe gegevens</text:p>
          <text:p text:style-name="P1">of worden oude gegevens naar onbekend gezet?</text:p>
          <draw:enhanced-geometry svg:viewBox="0 0 21600 21600" draw:type="rectangle" draw:enhanced-path="M 0 0 L 21600 0 21600 21600 0 21600 0 0 Z N"/>
        </draw:custom-shape>
        <draw:frame draw:style-name="gr15" draw:text-style-name="P6" draw:layer="layout" svg:width="1.1cm" svg:height="0.6cm" svg:x="9.9cm" svg:y="11.2cm">
          <draw:text-box>
            <text:p>Ja</text:p>
          </draw:text-box>
        </draw:frame>
        <draw:custom-shape draw:style-name="gr20" draw:text-style-name="P3" xml:id="id2" draw:id="id2" draw:layer="layout" svg:width="2.4cm" svg:height="0.8cm" svg:x="12.5cm" svg:y="12.8cm">
          <text:p text:style-name="P1">Kijk naar</text:p>
          <text:p text:style-name="P1">N velden</text:p>
          <draw:enhanced-geometry svg:viewBox="0 0 21600 21600" draw:type="rectangle" draw:enhanced-path="M 0 0 L 21600 0 21600 21600 0 21600 0 0 Z N"/>
        </draw:custom-shape>
        <draw:custom-shape draw:style-name="gr20" draw:text-style-name="P3" xml:id="id7" draw:id="id7" draw:layer="layout" svg:width="2.4cm" svg:height="0.8cm" svg:x="12.5cm" svg:y="11.248cm">
          <text:p text:style-name="P1">Is deze informatie<text:line-break/>nieuw voor ons?</text:p>
          <draw:enhanced-geometry svg:viewBox="0 0 21600 21600" draw:type="rectangle" draw:enhanced-path="M 0 0 L 21600 0 21600 21600 0 21600 0 0 Z N"/>
        </draw:custom-shape>
        <draw:connector draw:style-name="gr17" draw:text-style-name="P7" draw:layer="layout" svg:x1="14.452cm" svg:y1="20.186cm" svg:x2="16.2cm" svg:y2="15.2cm" draw:start-shape="id8" draw:start-glue-point="1" draw:end-shape="id9" draw:end-glue-point="2" svg:d="M14452 20186h1748v-4986" svg:viewBox="0 0 1749 4987">
          <text:p/>
        </draw:connector>
        <draw:custom-shape draw:style-name="gr19" draw:text-style-name="P3" xml:id="id9" draw:id="id9" draw:layer="layout" svg:width="2.4cm" svg:height="1.3cm" svg:x="15cm" svg:y="13.9cm">
          <text:p text:style-name="P1">Zoek persoon ID</text:p>
          <text:p text:style-name="P1">bij BSN of <text:line-break/>A nummer</text:p>
          <draw:enhanced-geometry svg:viewBox="0 0 21600 21600" draw:type="rectangle" draw:enhanced-path="M 0 0 L 21600 0 21600 21600 0 21600 0 0 Z N"/>
        </draw:custom-shape>
        <draw:connector draw:style-name="gr17" draw:text-style-name="P7" draw:layer="layout" svg:x1="14.452cm" svg:y1="19.787cm" svg:x2="16.2cm" svg:y2="15.2cm" draw:start-shape="id10" draw:start-glue-point="1" draw:end-shape="id9" draw:end-glue-point="2" svg:d="M14452 19787h1748v-4587" svg:viewBox="0 0 1749 4588">
          <text:p/>
        </draw:connector>
        <draw:connector draw:style-name="gr17" draw:text-style-name="P7" draw:layer="layout" svg:x1="14.452cm" svg:y1="23.378cm" svg:x2="16.2cm" svg:y2="15.2cm" draw:start-shape="id11" draw:start-glue-point="1" draw:end-shape="id9" draw:end-glue-point="2" svg:d="M14452 23378h1748v-8178" svg:viewBox="0 0 1749 8179">
          <text:p/>
        </draw:connector>
        <draw:connector draw:style-name="gr17" draw:text-style-name="P7" draw:layer="layout" svg:x1="14.452cm" svg:y1="23.777cm" svg:x2="16.2cm" svg:y2="15.2cm" draw:start-shape="id12" draw:start-glue-point="1" draw:end-shape="id9" draw:end-glue-point="2" svg:d="M14452 23777h1748v-8577" svg:viewBox="0 0 1749 8578">
          <text:p/>
        </draw:connector>
        <draw:connector draw:style-name="gr17" draw:text-style-name="P7" draw:layer="layout" svg:x1="13.7cm" svg:y1="11.248cm" svg:x2="9.7cm" svg:y2="9.8cm" draw:start-shape="id7" draw:start-glue-point="0" draw:end-shape="id13" draw:end-glue-point="2" svg:d="M13700 11248v-724h-4000v-724" svg:viewBox="0 0 4001 1449">
          <text:p/>
        </draw:connector>
        <draw:connector draw:style-name="gr17" draw:text-style-name="P7" draw:layer="layout" svg:x1="16.2cm" svg:y1="13.9cm" svg:x2="14.166cm" svg:y2="4.472cm" draw:start-shape="id9" draw:start-glue-point="0" draw:end-shape="id4" draw:end-glue-point="1" svg:d="M16200 13900v-9428h-2034" svg:viewBox="0 0 2035 9429">
          <text:p/>
        </draw:connector>
        <draw:custom-shape draw:style-name="gr6" draw:text-style-name="P3" draw:layer="layout" svg:width="7.9cm" svg:height="0.399cm" svg:x="6.552cm" svg:y="20.384cm">
          <text:p text:style-name="P1">…</text:p>
          <draw:enhanced-geometry svg:viewBox="0 0 21600 21600" draw:type="rectangle" draw:enhanced-path="M 0 0 L 21600 0 21600 21600 0 21600 0 0 Z N"/>
        </draw:custom-shape>
        <draw:custom-shape draw:style-name="gr6" draw:text-style-name="P3" draw:layer="layout" svg:width="7.9cm" svg:height="0.399cm" svg:x="6.552cm" svg:y="22.784cm">
          <text:p text:style-name="P1">…</text:p>
          <draw:enhanced-geometry svg:viewBox="0 0 21600 21600" draw:type="rectangle" draw:enhanced-path="M 0 0 L 21600 0 21600 21600 0 21600 0 0 Z N"/>
        </draw:custom-shape>
        <draw:custom-shape draw:style-name="gr5" draw:text-style-name="P4" xml:id="id14" draw:id="id14" draw:layer="layout" svg:width="7.9cm" svg:height="0.4cm" svg:x="6.552cm" svg:y="21.586cm">
          <text:p text:style-name="P1">O_datumVestigingNederland</text:p>
          <draw:enhanced-geometry svg:viewBox="0 0 21600 21600" draw:type="rectangle" draw:enhanced-path="M 0 0 L 21600 0 21600 21600 0 21600 0 0 Z N"/>
        </draw:custom-shape>
        <draw:custom-shape draw:style-name="gr5" draw:text-style-name="P4" xml:id="id15" draw:id="id15" draw:layer="layout" svg:width="7.9cm" svg:height="0.4cm" svg:x="6.552cm" svg:y="21.986cm">
          <text:p text:style-name="P1">O_landVanImmigratie</text:p>
          <draw:enhanced-geometry svg:viewBox="0 0 21600 21600" draw:type="rectangle" draw:enhanced-path="M 0 0 L 21600 0 21600 21600 0 21600 0 0 Z N"/>
        </draw:custom-shape>
        <draw:custom-shape draw:style-name="gr5" draw:text-style-name="P4" xml:id="id16" draw:id="id16" draw:layer="layout" svg:width="7.9cm" svg:height="0.4cm" svg:x="6.552cm" svg:y="22.386cm">
          <text:p text:style-name="P1">O_land van emigratie</text:p>
          <draw:enhanced-geometry svg:viewBox="0 0 21600 21600" draw:type="rectangle" draw:enhanced-path="M 0 0 L 21600 0 21600 21600 0 21600 0 0 Z N"/>
        </draw:custom-shape>
        <draw:custom-shape draw:style-name="gr5" draw:text-style-name="P4" xml:id="id23" draw:id="id23" draw:layer="layout" svg:width="7.9cm" svg:height="0.4cm" svg:x="6.552cm" svg:y="24.361cm">
          <text:p text:style-name="P1">N_datumBeginRelatie</text:p>
          <draw:enhanced-geometry svg:viewBox="0 0 21600 21600" draw:type="rectangle" draw:enhanced-path="M 0 0 L 21600 0 21600 21600 0 21600 0 0 Z N"/>
        </draw:custom-shape>
        <draw:custom-shape draw:style-name="gr6" draw:text-style-name="P3" draw:layer="layout" svg:width="7.9cm" svg:height="0.399cm" svg:x="6.552cm" svg:y="23.959cm">
          <text:p text:style-name="P1">…</text:p>
          <draw:enhanced-geometry svg:viewBox="0 0 21600 21600" draw:type="rectangle" draw:enhanced-path="M 0 0 L 21600 0 21600 21600 0 21600 0 0 Z N"/>
        </draw:custom-shape>
        <draw:custom-shape draw:style-name="gr5" draw:text-style-name="P4" xml:id="id17" draw:id="id17" draw:layer="layout" svg:width="7.9cm" svg:height="0.4cm" svg:x="6.552cm" svg:y="24.761cm">
          <text:p text:style-name="P1">N_datumVestigingNederland</text:p>
          <draw:enhanced-geometry svg:viewBox="0 0 21600 21600" draw:type="rectangle" draw:enhanced-path="M 0 0 L 21600 0 21600 21600 0 21600 0 0 Z N"/>
        </draw:custom-shape>
        <draw:custom-shape draw:style-name="gr5" draw:text-style-name="P4" xml:id="id18" draw:id="id18" draw:layer="layout" svg:width="7.9cm" svg:height="0.4cm" svg:x="6.552cm" svg:y="25.161cm">
          <text:p text:style-name="P1">N_landVanImmigratie</text:p>
          <draw:enhanced-geometry svg:viewBox="0 0 21600 21600" draw:type="rectangle" draw:enhanced-path="M 0 0 L 21600 0 21600 21600 0 21600 0 0 Z N"/>
        </draw:custom-shape>
        <draw:custom-shape draw:style-name="gr5" draw:text-style-name="P4" xml:id="id19" draw:id="id19" draw:layer="layout" svg:width="7.9cm" svg:height="0.4cm" svg:x="6.552cm" svg:y="25.561cm">
          <text:p text:style-name="P1">N_land van emigratie</text:p>
          <draw:enhanced-geometry svg:viewBox="0 0 21600 21600" draw:type="rectangle" draw:enhanced-path="M 0 0 L 21600 0 21600 21600 0 21600 0 0 Z N"/>
        </draw:custom-shape>
        <draw:connector draw:style-name="gr17" draw:text-style-name="P7" draw:layer="layout" draw:line-skew="0cm -2.293cm" svg:x1="6.552cm" svg:y1="21.786cm" svg:x2="10.448cm" svg:y2="15.7cm" draw:start-shape="id14" draw:start-glue-point="3" draw:end-shape="id1" draw:end-glue-point="2" svg:d="M6552 21786h-501v-5436h4397v-650" svg:viewBox="0 0 4398 6087">
          <text:p/>
        </draw:connector>
        <draw:connector draw:style-name="gr17" draw:text-style-name="P7" draw:layer="layout" draw:line-skew="0cm -2.493cm" svg:x1="6.552cm" svg:y1="22.186cm" svg:x2="10.448cm" svg:y2="15.7cm" draw:start-shape="id15" draw:start-glue-point="3" draw:end-shape="id1" draw:end-glue-point="2" svg:d="M6552 22186h-501v-5836h4397v-650" svg:viewBox="0 0 4398 6487">
          <text:p/>
        </draw:connector>
        <draw:connector draw:style-name="gr17" draw:text-style-name="P7" draw:layer="layout" draw:line-skew="0cm -2.693cm" svg:x1="6.552cm" svg:y1="22.586cm" svg:x2="10.448cm" svg:y2="15.7cm" draw:start-shape="id16" draw:start-glue-point="3" draw:end-shape="id1" draw:end-glue-point="2" svg:d="M6552 22586h-501v-6236h4397v-650" svg:viewBox="0 0 4398 6887">
          <text:p/>
        </draw:connector>
        <draw:connector draw:style-name="gr17" draw:text-style-name="P7" draw:layer="layout" draw:line-skew="0cm -3.876cm" svg:x1="6.552cm" svg:y1="24.961cm" svg:x2="10.448cm" svg:y2="15.7cm" draw:start-shape="id17" draw:start-glue-point="3" draw:end-shape="id1" draw:end-glue-point="2" svg:d="M6552 24961h-501v-8606h4397v-655" svg:viewBox="0 0 4398 9262">
          <text:p/>
        </draw:connector>
        <draw:connector draw:style-name="gr17" draw:text-style-name="P7" draw:layer="layout" draw:line-skew="0cm -4.076cm" svg:x1="6.552cm" svg:y1="25.361cm" svg:x2="10.448cm" svg:y2="15.7cm" draw:start-shape="id18" draw:start-glue-point="3" draw:end-shape="id1" draw:end-glue-point="2" svg:d="M6552 25361h-501v-9006h4397v-655" svg:viewBox="0 0 4398 9662">
          <text:p/>
        </draw:connector>
        <draw:connector draw:style-name="gr17" draw:text-style-name="P7" draw:layer="layout" draw:line-skew="0cm -4.276cm" svg:x1="6.552cm" svg:y1="25.761cm" svg:x2="10.448cm" svg:y2="15.7cm" draw:start-shape="id19" draw:start-glue-point="3" draw:end-shape="id1" draw:end-glue-point="2" svg:d="M6552 25761h-501v-9406h4397v-655" svg:viewBox="0 0 4398 10062">
          <text:p/>
        </draw:connector>
        <draw:custom-shape draw:style-name="gr22" draw:text-style-name="P3" xml:id="id13" draw:id="id13" draw:layer="layout" svg:width="3.6cm" svg:height="1.3cm" svg:x="7.9cm" svg:y="8.5cm">
          <text:p text:style-name="P1">Is emigratie gevuld?</text:p>
          <draw:enhanced-geometry svg:viewBox="0 0 21600 21600" draw:type="rectangle" draw:enhanced-path="M 0 0 L 21600 0 21600 21600 0 21600 0 0 Z N"/>
        </draw:custom-shape>
        <draw:custom-shape draw:style-name="gr23" draw:text-style-name="P3" xml:id="id20" draw:id="id20" draw:layer="layout" svg:width="3.4cm" svg:height="1.3cm" svg:x="1.7cm" svg:y="7.6cm">
          <text:p text:style-name="P1">Gebruik emigratie als</text:p>
          <text:p text:style-name="P1">land_id en</text:p>
          <text:p text:style-name="P1">begindatumgeldigheid</text:p>
          <text:p text:style-name="P1">als gevestigd_op</text:p>
          <draw:enhanced-geometry svg:viewBox="0 0 21600 21600" draw:type="rectangle" draw:enhanced-path="M 0 0 L 21600 0 21600 21600 0 21600 0 0 Z N"/>
        </draw:custom-shape>
        <draw:connector draw:style-name="gr17" draw:text-style-name="P7" draw:layer="layout" svg:x1="7.9cm" svg:y1="9.15cm" svg:x2="5.1cm" svg:y2="8.25cm" draw:start-shape="id13" draw:start-glue-point="3" draw:end-shape="id20" draw:end-glue-point="1" svg:d="M7900 9150h-1400v-900h-1400" svg:viewBox="0 0 2801 901">
          <text:p/>
        </draw:connector>
        <draw:frame draw:style-name="gr15" draw:text-style-name="P6" draw:layer="layout" svg:width="1.1cm" svg:height="0.6cm" svg:x="5.4cm" svg:y="7.8cm">
          <draw:text-box>
            <text:p>Ja</text:p>
          </draw:text-box>
        </draw:frame>
        <draw:custom-shape draw:style-name="gr24" draw:text-style-name="P3" xml:id="id21" draw:id="id21" draw:layer="layout" svg:width="3.451cm" svg:height="1.3cm" svg:x="1.649cm" svg:y="9.2cm">
          <text:p text:style-name="P1">Gebruik immigratie als</text:p>
          <text:p text:style-name="P1">land_id en</text:p>
          <text:p text:style-name="P1">datumVestigingNederland</text:p>
          <text:p text:style-name="P1">als gevestigd_op</text:p>
          <draw:enhanced-geometry svg:viewBox="0 0 21600 21600" draw:type="rectangle" draw:enhanced-path="M 0 0 L 21600 0 21600 21600 0 21600 0 0 Z N"/>
        </draw:custom-shape>
        <draw:connector draw:style-name="gr17" draw:text-style-name="P7" draw:layer="layout" svg:x1="7.9cm" svg:y1="9.15cm" svg:x2="5.1cm" svg:y2="9.85cm" draw:start-shape="id13" draw:start-glue-point="3" draw:end-shape="id21" draw:end-glue-point="1" svg:d="M7900 9150h-1400v700h-1400" svg:viewBox="0 0 2801 701">
          <text:p/>
        </draw:connector>
        <draw:frame draw:style-name="gr15" draw:text-style-name="P6" draw:layer="layout" svg:width="1.1cm" svg:height="0.6cm" svg:x="5.3cm" svg:y="9.4cm">
          <draw:text-box>
            <text:p>Nee</text:p>
          </draw:text-box>
        </draw:frame>
        <draw:custom-shape draw:style-name="gr9" draw:text-style-name="P4" xml:id="id24" draw:id="id24" draw:layer="layout" svg:width="7.821cm" svg:height="0.397cm" svg:x="6.345cm" svg:y="4.669cm">
          <text:p text:style-name="P1">land_id</text:p>
          <draw:enhanced-geometry svg:viewBox="0 0 21600 21600" draw:mirror-horizontal="false" draw:mirror-vertical="false" draw:type="rectangle" draw:enhanced-path="M 0 0 L 21600 0 21600 21600 0 21600 0 0 Z N"/>
        </draw:custom-shape>
        <draw:custom-shape draw:style-name="gr9" draw:text-style-name="P4" xml:id="id25" draw:id="id25" draw:layer="layout" svg:width="7.821cm" svg:height="0.397cm" svg:x="6.345cm" svg:y="5.049cm">
          <text:p text:style-name="P1">gevestigd_op</text:p>
          <draw:enhanced-geometry svg:viewBox="0 0 21600 21600" draw:mirror-horizontal="false" draw:mirror-vertical="false" draw:type="rectangle" draw:enhanced-path="M 0 0 L 21600 0 21600 21600 0 21600 0 0 Z N"/>
        </draw:custom-shape>
        <draw:connector draw:style-name="gr17" draw:text-style-name="P7" draw:layer="layout" draw:line-skew="0cm -1.897cm" svg:x1="6.552cm" svg:y1="20.986cm" svg:x2="10.448cm" svg:y2="15.7cm" draw:start-shape="id22" draw:start-glue-point="3" draw:end-shape="id1" draw:end-glue-point="2" svg:d="M6552 20986h-501v-4640h4397v-646" svg:viewBox="0 0 4398 5287">
          <text:p/>
        </draw:connector>
        <draw:connector draw:style-name="gr17" draw:text-style-name="P7" draw:layer="layout" draw:line-skew="0cm -3.676cm" svg:x1="6.552cm" svg:y1="24.561cm" svg:x2="10.448cm" svg:y2="15.7cm" draw:start-shape="id23" draw:start-glue-point="3" draw:end-shape="id1" draw:end-glue-point="2" svg:d="M6552 24561h-501v-8206h4397v-655" svg:viewBox="0 0 4398 8862">
          <text:p/>
        </draw:connector>
        <draw:connector draw:style-name="gr17" draw:text-style-name="P7" draw:layer="layout" svg:x1="1.7cm" svg:y1="8.25cm" svg:x2="6.345cm" svg:y2="4.867cm" draw:start-shape="id20" draw:start-glue-point="3" draw:end-shape="id24" draw:end-glue-point="3" svg:d="M1700 8250h-501v-3383h5146" svg:viewBox="0 0 5147 3384">
          <text:p/>
        </draw:connector>
        <draw:connector draw:style-name="gr17" draw:text-style-name="P7" draw:layer="layout" draw:line-skew="0.053cm" svg:x1="1.649cm" svg:y1="9.85cm" svg:x2="6.345cm" svg:y2="4.867cm" draw:start-shape="id21" draw:start-glue-point="3" draw:end-shape="id24" draw:end-glue-point="3" svg:d="M1649 9850h-449v-4983h5145" svg:viewBox="0 0 5146 4984">
          <text:p/>
        </draw:connector>
        <draw:connector draw:style-name="gr17" draw:text-style-name="P7" draw:layer="layout" draw:line-skew="0.053cm" svg:x1="1.649cm" svg:y1="9.85cm" svg:x2="6.345cm" svg:y2="5.247cm" draw:start-shape="id21" draw:start-glue-point="3" draw:end-shape="id25" svg:d="M1649 9850h-449v-4603h5145" svg:viewBox="0 0 5146 4604">
          <text:p/>
        </draw:connector>
        <draw:connector draw:style-name="gr17" draw:text-style-name="P7" draw:layer="layout" draw:line-skew="0.053cm" svg:x1="1.649cm" svg:y1="9.85cm" svg:x2="6.345cm" svg:y2="5.247cm" draw:start-shape="id21" draw:start-glue-point="3" draw:end-shape="id25" draw:end-glue-point="3" svg:d="M1649 9850h-449v-4603h5145" svg:viewBox="0 0 5146 4604">
          <text:p/>
        </draw:connector>
        <draw:connector draw:style-name="gr17" draw:text-style-name="P7" draw:layer="layout" draw:line-skew="3.147cm" svg:x1="14.452cm" svg:y1="18.605cm" svg:x2="14.166cm" svg:y2="6.842cm" draw:start-shape="id26" draw:start-glue-point="1" draw:end-shape="id27" draw:end-glue-point="1" svg:d="M14452 18605h3648v-11763h-3934" svg:viewBox="0 0 3935 11764">
          <text:p/>
        </draw:connector>
        <presentation:notes draw:style-name="dp2">
          <draw:page-thumbnail draw:style-name="gr25"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8pt"/>
    </style:style>
    <style:style style:name="Standaard-background" style:family="presentation">
      <style:graphic-properties draw:stroke="none" draw:fill="none"/>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top="0.4cm" fo:margin-bottom="0cm"/>
      <style:text-properties fo:font-size="28pt" style:font-size-asian="28pt" style:font-size-complex="28pt"/>
    </style:style>
    <style:style style:name="Standaard-outline3" style:family="presentation" style:parent-style-name="Standaard-outline2">
      <style:paragraph-properties fo:margin-top="0.3cm" fo:margin-bottom="0cm"/>
      <style:text-properties fo:font-size="24pt" style:font-size-asian="24pt" style:font-size-complex="24pt"/>
    </style:style>
    <style:style style:name="Standaard-outline4" style:family="presentation" style:parent-style-name="Standaard-outline3">
      <style:paragraph-properties fo:margin-top="0.2cm" fo:margin-bottom="0cm"/>
      <style:text-properties fo:font-size="20pt" style:font-size-asian="20pt" style:font-size-complex="20pt"/>
    </style:style>
    <style:style style:name="Standaard-outline5" style:family="presentation" style:parent-style-name="Standaard-outline4">
      <style:paragraph-properties fo:margin-top="0.1cm" fo:margin-bottom="0cm"/>
      <style:text-properties fo:font-size="20pt" style:font-size-asian="20pt" style:font-size-complex="20pt"/>
    </style:style>
    <style:style style:name="Standaard-outline6" style:family="presentation" style:parent-style-name="Standaard-outline5">
      <style:paragraph-properties fo:margin-top="0.1cm" fo:margin-bottom="0cm"/>
      <style:text-properties fo:font-size="20pt" style:font-size-asian="20pt" style:font-size-complex="20pt"/>
    </style:style>
    <style:style style:name="Standaard-outline7" style:family="presentation" style:parent-style-name="Standaard-outline6">
      <style:paragraph-properties fo:margin-top="0.1cm" fo:margin-bottom="0cm"/>
      <style:text-properties fo:font-size="20pt" style:font-size-asian="20pt" style:font-size-complex="20pt"/>
    </style:style>
    <style:style style:name="Standaard-outline8" style:family="presentation" style:parent-style-name="Standaard-outline7">
      <style:paragraph-properties fo:margin-top="0.1cm" fo:margin-bottom="0cm"/>
      <style:text-properties fo:font-size="20pt" style:font-size-asian="20pt" style:font-size-complex="20pt"/>
    </style:style>
    <style:style style:name="Standaard-outline9" style:family="presentation" style:parent-style-name="Standaard-outline8">
      <style:paragraph-properties fo:margin-top="0.1cm" fo:margin-bottom="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ard-backgroundobjects">
      <style:graphic-properties draw:stroke="none" draw:fill="none" draw:fill-color="#ffffff" draw:auto-grow-height="false" fo:min-height="1.485cm"/>
    </style:style>
    <style:style style:name="Mpr2" style:family="presentation" style:parent-style-name="Standa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getal&gt;</text:page-number></text:span></text:p>
        </draw:text-box>
      </draw:frame>
    </style:handout-master>
    <style:master-page style:name="Standaard" style:page-layout-name="PM1" draw:style-name="Mdp1">
      <draw:frame presentation:style-name="Standaard-title" draw:layer="backgroundobjects" svg:width="17.099cm" svg:height="4.624cm" svg:x="1.95cm" svg:y="2.105cm" presentation:class="title" presentation:placeholder="true">
        <draw:text-box/>
      </draw:frame>
      <draw:frame presentation:style-name="Standaard-outline1" draw:layer="backgroundobjects" svg:width="17.099cm" svg:height="16.064cm" svg:x="1.95cm" svg:y="7.481cm" presentation:class="outline" presentation:placeholder="true">
        <draw:text-box/>
      </draw:frame>
      <presentation:notes style:page-layout-name="PM0">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6T15:06:59.905026047</meta:creation-date>
    <dc:date>2017-04-19T16:50:02.636049612</dc:date>
    <meta:editing-duration>PT1H29M30S</meta:editing-duration>
    <meta:editing-cycles>24</meta:editing-cycles>
    <meta:generator>LibreOffice/5.2.2.2$Linux_X86_64 LibreOffice_project/20m0$Build-2</meta:generator>
    <meta:document-statistic meta:object-count="96"/>
  </office:meta>
</office:document-meta>
</file>